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ResultSubscriber.onError(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ndertowHttpHandlerAdapter.get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Subscriber.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HttpHandlerAdapter.setDataBufferFactory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HttpHandlerAdapter.UndertowHttpHandlerAdapter( HttpHandler http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ResultSubscriber.HandlerResultSubscriber( HttpServerExchange exchange , Undertow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HttpHandlerAdapter.handleRequest( HttpServer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andlerResultSubscriber.onNext( Void aVo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ResultSubscriber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